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12" table:default-cell-style-name="ce1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5])  &amp; &quot;/30&quot;" office:value-type="string" office:string-value="45/30" calcext:value-type="string">
            <text:p>45/3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Analysi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-201-1011)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MO 11-13</text:p>
            <text:p>DO 17-19</text:p>
          </table:table-cell>
          <table:table-cell/>
          <table:table-cell office:value-type="string" calcext:value-type="string">
            <text:p>15-17</text:p>
            <text:p>17-19</text:p>
          </table:table-cell>
          <table:table-cell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 calcext:value-type="string">
            <text:p>Grundlagen der </text:p>
            <text:p>Technischen </text:p>
            <text:p>Informatik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6-1)</text:p>
          </table:table-cell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MI 17-19</text:p>
          </table:table-cell>
          <table:table-cell table:number-columns-repeated="4"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iskrete </text:p>
            <text:p>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602)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DI 11-13</text:p>
          </table:table-cell>
          <table:table-cell table:number-columns-repeated="3"/>
          <table:table-cell office:value-type="string" calcext:value-type="string">
            <text:p>17-19</text:p>
          </table:table-cell>
          <table:table-cell office:value-type="string" calcext:value-type="string">
            <text:p>11-13</text:p>
            <text:p>15-17</text:p>
          </table:table-cell>
          <table:table-cell office:value-type="string" calcext:value-type="string">
            <text:p>09-11</text:p>
            <text:p>11-13</text:p>
            <text:p>15-17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Wahrscheinlich-</text:p>
            <text:p>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802)</text:p>
          </table:table-cell>
          <table:table-cell office:value-type="string" calcext:value-type="string">
            <text:p>Wth</text:p>
          </table:table-cell>
          <table:table-cell/>
          <table:table-cell office:value-type="string" calcext:value-type="string">
            <text:p>MO 15-17</text:p>
            <text:p>DI 13-15</text:p>
          </table:table-cell>
          <table:table-cell/>
          <table:table-cell office:value-type="string" calcext:value-type="string">
            <text:p>09-11</text:p>
          </table:table-cell>
          <table:table-cell office:value-type="string" calcext:value-type="string">
            <text:p>15-17</text:p>
          </table:table-cell>
          <table:table-cell office:value-type="string" calcext:value-type="string">
            <text:p>9-11</text:p>
            <text:p>15-17</text:p>
          </table:table-cell>
          <table:table-cell office:value-type="string" calcext:value-type="string">
            <text:p>13-15</text:p>
            <text:p>15-17</text:p>
          </table:table-cell>
          <table:table-cell office:value-type="string" calcext:value-type="string">
            <text:p>13-15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Software </text:p>
            <text:p>Engine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321)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MO 9-11</text:p>
            <text:p>DI 9-11</text:p>
          </table:table-cell>
          <table:table-cell table:number-columns-repeated="3"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Automaten und </text:p>
            <text:p>Sprac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108-2)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MI 17-19</text:p>
          </table:table-cell>
          <table:table-cell/>
          <table:table-cell office:value-type="string" calcext:value-type="string">
            <text:p>13-15</text:p>
            <text:p>17-19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Datenbank-</text:p>
            <text:p>System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211)</text:p>
          </table:table-cell>
          <table:table-cell office:value-type="string" calcext:value-type="string">
            <text:p>Dbs</text:p>
          </table:table-cell>
          <table:table-cell/>
          <table:table-cell office:value-type="string" calcext:value-type="string">
            <text:p>DO 11-13</text:p>
          </table:table-cell>
          <table:table-cell table:number-columns-repeated="2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Betriebs- und </text:p>
            <text:p>Kommunikations-</text:p>
            <text:p>Syste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5-2)</text:p>
          </table:table-cell>
          <table:table-cell office:value-type="string" calcext:value-type="string">
            <text:p>BuKs</text:p>
          </table:table-cell>
          <table:table-cell/>
          <table:table-cell office:value-type="string" calcext:value-type="string">
            <text:p>FR 11-13</text:p>
          </table:table-cell>
          <table:table-cell table:number-columns-repeated="2"/>
          <table:table-cell table:style-name="ce3" office:value-type="string" calcext:value-type="string">
            <text:p>17-19</text:p>
          </table:table-cell>
          <table:table-cell/>
          <table:table-cell office:value-type="string" calcext:value-type="string">
            <text:p>9-1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7-9</text:p>
          </table:table-cell>
          <table:table-cell table:number-columns-repeated="5"/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9-11</text:p>
          </table:table-cell>
          <table:table-cell office:value-type="string" calcext:value-type="string">
            <text:p>S-wth</text:p>
            <text:p>V-SE</text:p>
          </table:table-cell>
          <table:table-cell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  <text:p>S-aus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ds</text:p>
            <text:p>V-DBS</text:p>
          </table:table-cell>
          <table:table-cell office:value-type="string" calcext:value-type="string">
            <text:p>S-ds</text:p>
            <text:p>V-BUK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3-15</text:p>
          </table:table-cell>
          <table:table-cell office:value-type="string" calcext:value-type="string">
            <text:p>S-aus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ti1</text:p>
            <text:p>S-wth</text:p>
            <text:p>S-aus</text:p>
          </table:table-cell>
          <table:table-cell office:value-type="string" calcext:value-type="string">
            <text:p>S-wth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5-17</text:p>
          </table:table-cell>
          <table:table-cell office:value-type="string" calcext:value-type="string">
            <text:p>S-ana</text:p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ds</text:p>
            <text:p>S-wth</text:p>
            <text:p>S-db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  <text:p>S-aus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V-TI1</text:p>
            <text:p>S-ds</text:p>
            <text:p>V-AUS</text:p>
          </table:table-cell>
          <table:table-cell office:value-type="string" calcext:value-type="string">
            <text:p>V-ANA</text:p>
          </table:table-cell>
          <table:table-cell/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9-21</text:p>
          </table:table-cell>
          <table:table-cell table:number-columns-repeated="5"/>
          <table:table-cell table:style-name="ce1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se</text:p>
            <text:p>S-ana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V-BUK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office:value-type="string" calcext:value-type="string">
            <text:p>S-se</text:p>
            <text:p>S-ana</text:p>
          </table:table-cell>
          <table:table-cell table:number-columns-repeated="2" office:value-type="string" calcext:value-type="string">
            <text:p>S-wt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wth</text:p>
            <text:p>S-ds</text:p>
            <text:p>S-db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</table:table-cell>
          <table:table-cell office:value-type="string" calcext:value-type="string">
            <text:p>S-buks</text:p>
          </table:table-cell>
          <table:table-cell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ana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V-BUK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office:value-type="string" calcext:value-type="string">
            <text:p>S-se</text:p>
          </table:table-cell>
          <table:table-cell table:number-columns-repeated="1007"/>
        </table:table-row>
        <table:table-row table:style-name="ro5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table:style-name="Default" table:number-columns-repeated="2"/>
          <table:table-cell office:value-type="string" calcext:value-type="string">
            <text:p>S-dbs</text:p>
          </table:table-cell>
          <table:table-cell table:number-columns-repeated="1006"/>
        </table:table-row>
        <table:table-row table:style-name="ro5">
          <table:table-cell table:number-columns-repeated="13"/>
          <table:table-cell office:value-type="string" calcext:value-type="string">
            <text:p>17-19</text:p>
          </table:table-cell>
          <table:table-cell table:style-name="Default"/>
          <table:table-cell table:number-columns-repeated="2"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0:31.913899542</meta:creation-date>
    <meta:generator>LibreOffice/7.3.7.2$Linux_X86_64 LibreOffice_project/30$Build-2</meta:generator>
    <dc:date>2024-09-26T15:19:49.667355655</dc:date>
    <meta:editing-duration>P1DT2H7M5S</meta:editing-duration>
    <meta:editing-cycles>7</meta:editing-cycles>
    <meta:document-statistic meta:table-count="1" meta:cell-count="165" meta:object-count="0"/>
  </office:meta>
</office:document-meta>
</file>